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Hildebrand talk</text:p>
      <text:p text:style-name="Standard"/>
      <text:p text:style-name="Standard">Whole-brain optical imaging in the larvel zebrafish</text:p>
      <text:p text:style-name="Standard"/>
      <text:p text:style-name="Standard">How does the brain represnet the world?</text:p>
      <text:p text:style-name="Standard">How does the brain control behavior?</text:p>
      <text:p text:style-name="Standard"/>
      <text:p text:style-name="Standard">Whole brain imaging means we get to see every neuron at any given time.</text:p>
      <text:p text:style-name="Standard"/>
      <text:p text:style-name="Standard">Electron microscopy is the way to get at the circuitry.<text:line-break/><text:line-break/>Whole brain → downward</text:p>
      <text:p text:style-name="Standard"/>
      <text:p text:style-name="Standard">Comically bad data transfers.</text:p>
      <text:p text:style-name="Standard"/>
      <text:p text:style-name="Standard">Microscope runs Windos XP. Gets pushed to a Windows 7 miachine, this crosses the 32-bit to 64-bit bridge. A third Winodws machine is used to transfer to the storage servers. And from there we go to a server.</text:p>
      <text:p text:style-name="Standard"/>
      <text:p text:style-name="Standard">Surf and turf</text:p>
      <text:p text:style-name="Standard"/>
      <text:p text:style-name="Standard">Looking for a better way </text:p>
      <text:p text:style-name="Standard"/>
      <text:p text:style-name="Standard">“Large parameter space” is the polite way to say “I have menu options of which I have no conception of their meaning.”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irby</meta:initial-creator>
    <meta:creation-date>2014-02-07T12:03:45</meta:creation-date>
    <dc:date>2014-02-07T12:43:14</dc:date>
    <dc:creator>Daniel Kirby</dc:creator>
    <meta:editing-duration>PT36M55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1" meta:word-count="123" meta:character-count="689" meta:non-whitespace-character-count="575"/>
  </office:meta>
</office:document-meta>
</file>